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204177" officeooo:paragraph-rsid="002041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di Nurzhanuly</text:p>
      <text:p text:style-name="P1">Kaznu Al-Farabi, faculty IT, Big Data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3T19:27:47.165828226</meta:creation-date>
    <dc:date>2019-10-24T11:33:30.219807461</dc:date>
    <meta:editing-duration>PT2M3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8" meta:character-count="52" meta:non-whitespace-character-count="46"/>
  </office:meta>
</office:document-meta>
</file>